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184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table:style-name="Default"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string">
            <text:p>2018-07-16_06-10-39_000.jpg</text:p>
          </table:table-cell>
          <table:table-cell table:style-name="ce3" office:value-type="string">
            <text:p>:m 食べた物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2018-07-16_07-31-31_000.jpg</text:p>
          </table:table-cell>
          <table:table-cell table:style-name="ce3" office:value-type="string">
            <text:p>:m 食べた物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2018-07-16_07-31-38_000.jpg</text:p>
          </table:table-cell>
          <table:table-cell table:style-name="ce3" office:value-type="string">
            <text:p>:m 食べた物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2018-07-16_09-35-16_000.jpg</text:p>
          </table:table-cell>
          <table:table-cell table:style-name="ce3" office:value-type="string">
            <text:p>:m 部屋の温度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Default" office:value-type="string">
            <text:p>2018-07-16_11-50-29_000.jpg</text:p>
          </table:table-cell>
          <table:table-cell table:style-name="ce3" office:value-type="string">
            <text:p>:m music / log / guitar / free,R=1 R=2,sec.B R=3,free,i.f.=R.2 prev-7,g.ar. R=4,g.s. Prev-5,R.4 prev-6,res.chord res.ar.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style-name="Default" office:value-type="string">
            <text:p>2018-07-16_12-39-08_000.jpg</text:p>
          </table:table-cell>
          <table:table-cell table:style-name="ce3" office:value-type="string">
            <text:p>:bookmemo / 読んだ本 / 『脳の可塑性と記憶』 / 著者=塚原仲晃</text:p>
          </table:table-cell>
        </table:table-row>
        <table:table-row table:style-name="ro5">
          <table:table-cell office:value-type="float" office:value="7">
            <text:p>7</text:p>
          </table:table-cell>
          <table:table-cell table:style-name="Default" office:value-type="string">
            <text:p>2018-07-16_13-43-17_000.jpg</text:p>
          </table:table-cell>
          <table:table-cell table:style-name="ce3" office:value-type="string">
            <text:p>:m other / 記録　文書 / @自室 / 実践 / bookmemo / 『ひもとロープの結び方』 / 製作物</text:p>
          </table:table-cell>
        </table:table-row>
        <table:table-row table:style-name="ro5">
          <table:table-cell office:value-type="float" office:value="8">
            <text:p>8</text:p>
          </table:table-cell>
          <table:table-cell table:style-name="Default" office:value-type="string">
            <text:p>2018-07-16_13-43-24_000.jpg</text:p>
          </table:table-cell>
          <table:table-cell table:style-name="ce3" office:value-type="string">
            <text:p>:m other / 記録　文書 / @自室 / 実践 / bookmemo / 『ひもとロープの結び方』 / 製作物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style-name="Default" office:value-type="string">
            <text:p>2018-07-16_14-03-22_000.jpg</text:p>
          </table:table-cell>
          <table:table-cell table:style-name="ce3" office:value-type="string">
            <text:p>:m other / 記録　文書 / @自室 / 実践 / bookmemo / 『ひもとロープの結び方』</text:p>
          </table:table-cell>
        </table:table-row>
        <table:table-row table:style-name="ro6">
          <table:table-cell office:value-type="float" office:value="10">
            <text:p>10</text:p>
          </table:table-cell>
          <table:table-cell table:style-name="Default" office:value-type="string">
            <text:p>2018-07-16_14-14-42_000.jpg</text:p>
          </table:table-cell>
          <table:table-cell table:style-name="ce3" office:value-type="string">
            <text:p>:m 食べた物　間食 / ヨーグルト / +=こんにゃく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2018-07-16_15-11-31_000.jpg</text:p>
          </table:table-cell>
          <table:table-cell table:style-name="ce3" office:value-type="string">
            <text:p>:m 部屋の温度</text:p>
          </table:table-cell>
        </table:table-row>
        <table:table-row table:style-name="ro7">
          <table:table-cell office:value-type="float" office:value="12">
            <text:p>12</text:p>
          </table:table-cell>
          <table:table-cell table:style-name="Default" office:value-type="string">
            <text:p>2018-07-16_16-01-24_000.png</text:p>
          </table:table-cell>
          <table:table-cell table:style-name="ce3" office:value-type="string">
            <text:p>:m 読みたい本 / 『Art as Therapy』 / 著者=Botton,Alain De;Armstrong,John</text:p>
          </table:table-cell>
        </table:table-row>
        <table:table-row table:style-name="ro8">
          <table:table-cell office:value-type="float" office:value="13">
            <text:p>13</text:p>
          </table:table-cell>
          <table:table-cell table:style-name="Default" office:value-type="string">
            <text:p>2018-07-16_16-03-27_000.png</text:p>
          </table:table-cell>
          <table:table-cell table:style-name="ce3" office:value-type="string">
            <text:p>:m 読みたい本 / 『Dark money』 / 著者=Mayer,Jane</text:p>
          </table:table-cell>
        </table:table-row>
        <table:table-row table:style-name="ro6">
          <table:table-cell office:value-type="float" office:value="14">
            <text:p>14</text:p>
          </table:table-cell>
          <table:table-cell table:style-name="Default" office:value-type="string">
            <text:p>2018-07-16_16-21-07_000.jpg</text:p>
          </table:table-cell>
          <table:table-cell table:style-name="ce3" office:value-type="string">
            <text:p>:m other / 記録　文書 / @自室 / 筋トレ　メニュー </text:p>
          </table:table-cell>
        </table:table-row>
        <table:table-row table:style-name="ro9">
          <table:table-cell office:value-type="float" office:value="15">
            <text:p>15</text:p>
          </table:table-cell>
          <table:table-cell table:style-name="Default" office:value-type="string">
            <text:p>2018-07-16_17-30-50_000.jpg</text:p>
          </table:table-cell>
          <table:table-cell office:value-type="string">
            <text:p>:m 1*１ RES / 245 / 『日中連関構造の経済分析』　王在喆、他 / p.21</text:p>
          </table:table-cell>
        </table:table-row>
        <table:table-row table:style-name="ro6">
          <table:table-cell office:value-type="float" office:value="16">
            <text:p>16</text:p>
          </table:table-cell>
          <table:table-cell table:style-name="Default" office:value-type="string">
            <text:p>2018-07-16_17-40-21_000.jpg</text:p>
          </table:table-cell>
          <table:table-cell table:style-name="ce3" office:value-type="string">
            <text:p>:m 食べた物　間食 / ヨーグルト / </text:p>
          </table:table-cell>
        </table:table-row>
        <table:table-row table:style-name="ro10">
          <table:table-cell office:value-type="float" office:value="17">
            <text:p>17</text:p>
          </table:table-cell>
          <table:table-cell table:style-name="Default" office:value-type="string">
            <text:p>2018-07-16_18-12-45_000.jpg</text:p>
          </table:table-cell>
          <table:table-cell office:value-type="string">
            <text:p>:m 1*１ RES / 245 / 『相対性理論　上』　パウリ / p.3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2018-07-16_18-53-04_000.jpg</text:p>
          </table:table-cell>
          <table:table-cell table:style-name="ce3" office:value-type="string">
            <text:p>-*</text:p>
          </table:table-cell>
        </table:table-row>
        <table:table-row table:style-name="ro8">
          <table:table-cell office:value-type="float" office:value="19">
            <text:p>19</text:p>
          </table:table-cell>
          <table:table-cell table:style-name="Default" office:value-type="string">
            <text:p>2018-07-16_18-53-30_000.jpg</text:p>
          </table:table-cell>
          <table:table-cell table:style-name="ce3" office:value-type="string">
            <text:p>:m music / log / guitar / prev-1,R.1 res.slide,double+finger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2018-07-16_20-31-06_000.jpg</text:p>
          </table:table-cell>
          <table:table-cell table:style-name="ce3" office:value-type="string">
            <text:p>:m 食べた物</text:p>
          </table:table-cell>
        </table:table-row>
        <table:table-row table:style-name="ro6">
          <table:table-cell office:value-type="float" office:value="21">
            <text:p>21</text:p>
          </table:table-cell>
          <table:table-cell table:style-name="Default" office:value-type="string">
            <text:p>2018-07-16_22-52-27_000.png</text:p>
          </table:table-cell>
          <table:table-cell table:style-name="ce3" office:value-type="string">
            <text:p>:m :PHOTO 寝た時刻 / 2018021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Default" office:value-type="string">
            <text:p>2018-07-16_23-14-45_000.png</text:p>
          </table:table-cell>
          <table:table-cell table:style-name="ce3" office:value-type="string">
            <text:p>-*</text:p>
          </table:table-cell>
        </table:table-row>
        <table:table-row table:style-name="ro6">
          <table:table-cell office:value-type="float" office:value="23">
            <text:p>23</text:p>
          </table:table-cell>
          <table:table-cell table:style-name="Default" office:value-type="string">
            <text:p>2018-07-17_17-59-48_000.jpg</text:p>
          </table:table-cell>
          <table:table-cell table:style-name="ce3" office:value-type="string">
            <text:p>:m 食べた物　間食 / ヨーグルト /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Default" office:value-type="string">
            <text:p>2018-07-17_18-05-03_000.jpg</text:p>
          </table:table-cell>
          <table:table-cell table:style-name="ce3" office:value-type="string">
            <text:p>:m 部屋の温度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Default" office:value-type="string">
            <text:p>2018-07-17_20-31-24_000.jpg</text:p>
          </table:table-cell>
          <table:table-cell table:style-name="ce3" office:value-type="string">
            <text:p>:m 食べた物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8-07-17_22-21-08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8-07-17_22-21-21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8-07-17_22-21-31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8-07-17_22-21-44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8-07-17_22-21-56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8-07-17_22-22-09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8-07-17_22-22-25_000.jpg</text:p>
          </table:table-cell>
          <table:table-cell office:value-type="string">
            <text:p>:m 髪の毛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8-07-17_22-22-36_000.jpg</text:p>
          </table:table-cell>
          <table:table-cell office:value-type="string">
            <text:p>:m 髪の毛 </text:p>
          </table:table-cell>
        </table:table-row>
        <table:table-row table:style-name="ro11">
          <table:table-cell office:value-type="float" office:value="34">
            <text:p>34</text:p>
          </table:table-cell>
          <table:table-cell office:value-type="string">
            <text:p>2018-07-17_22-52-37_000.jpg</text:p>
          </table:table-cell>
          <table:table-cell office:value-type="string">
            <text:p>:m other / やること　⇒　風呂出たあと　クリーム塗る、他 </text:p>
          </table:table-cell>
        </table:table-row>
        <table:table-row table:style-name="ro9">
          <table:table-cell office:value-type="float" office:value="35">
            <text:p>35</text:p>
          </table:table-cell>
          <table:table-cell office:value-type="string">
            <text:p>2018-07-18_05-46-08_000.jpg</text:p>
          </table:table-cell>
          <table:table-cell office:value-type="string">
            <text:p>:PHOTO 記録用 / @宮前平公園、階段脇 / 樹木、切り株のみ、切り倒された </text:p>
          </table:table-cell>
        </table:table-row>
        <table:table-row table:style-name="ro9">
          <table:table-cell office:value-type="float" office:value="36">
            <text:p>36</text:p>
          </table:table-cell>
          <table:table-cell office:value-type="string">
            <text:p>2018-07-18_05-46-13_000.jpg</text:p>
          </table:table-cell>
          <table:table-cell office:value-type="string">
            <text:p>:PHOTO 記録用 / @宮前平公園、階段脇 / 樹木、切り株のみ、切り倒された </text:p>
          </table:table-cell>
        </table:table-row>
        <table:table-row table:style-name="ro9">
          <table:table-cell office:value-type="float" office:value="37">
            <text:p>37</text:p>
          </table:table-cell>
          <table:table-cell office:value-type="string">
            <text:p>2018-07-18_05-46-21_000.jpg</text:p>
          </table:table-cell>
          <table:table-cell office:value-type="string">
            <text:p>:PHOTO 記録用 / @宮前平公園、階段脇 / 樹木、切り株のみ、切り倒された </text:p>
          </table:table-cell>
        </table:table-row>
        <table:table-row table:style-name="ro9">
          <table:table-cell office:value-type="float" office:value="38">
            <text:p>38</text:p>
          </table:table-cell>
          <table:table-cell office:value-type="string">
            <text:p>2018-07-18_05-46-24_000.jpg</text:p>
          </table:table-cell>
          <table:table-cell office:value-type="string">
            <text:p>:PHOTO 記録用 / @宮前平公園、階段脇 / 樹木、切り株のみ、切り倒された </text:p>
          </table:table-cell>
        </table:table-row>
        <table:table-row table:style-name="ro9">
          <table:table-cell office:value-type="float" office:value="39">
            <text:p>39</text:p>
          </table:table-cell>
          <table:table-cell office:value-type="string">
            <text:p>2018-07-18_06-31-51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9">
          <table:table-cell office:value-type="float" office:value="40">
            <text:p>40</text:p>
          </table:table-cell>
          <table:table-cell office:value-type="string">
            <text:p>2018-07-18_06-31-52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2018-07-18_06-31-54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9">
          <table:table-cell office:value-type="float" office:value="42">
            <text:p>42</text:p>
          </table:table-cell>
          <table:table-cell office:value-type="string">
            <text:p>2018-07-18_06-32-27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9">
          <table:table-cell office:value-type="float" office:value="43">
            <text:p>43</text:p>
          </table:table-cell>
          <table:table-cell office:value-type="string">
            <text:p>2018-07-18_06-32-40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9">
          <table:table-cell office:value-type="float" office:value="44">
            <text:p>44</text:p>
          </table:table-cell>
          <table:table-cell office:value-type="string">
            <text:p>2018-07-18_06-32-46_000.jpg</text:p>
          </table:table-cell>
          <table:table-cell office:value-type="string">
            <text:p>:m 東和 180718 / 三軒茶屋 / アレーロ三軒茶屋 / 周囲風景 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2018-07-18_07-26-19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2018-07-18_07-26-2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2018-07-18_07-26-2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2018-07-18_07-26-27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2018-07-18_07-26-37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2018-07-18_07-26-38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2018-07-18_07-26-40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2018-07-18_07-26-42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2018-07-18_07-26-49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2018-07-18_07-26-57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2018-07-18_07-27-0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2018-07-18_07-27-0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2018-07-18_07-27-1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2018-07-18_07-27-2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2018-07-18_07-27-32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2018-07-18_07-27-43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2018-07-18_07-28-4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2018-07-18_07-28-43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2018-07-18_07-28-46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2018-07-18_07-28-54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2018-07-18_07-29-00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2018-07-18_07-29-1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2018-07-18_07-29-13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2018-07-18_07-29-16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2018-07-18_07-29-36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2018-07-18_07-29-50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2018-07-18_07-29-55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2018-07-18_07-30-11_000.jpg</text:p>
          </table:table-cell>
          <table:table-cell office:value-type="string">
            <text:p>:m 東和 180718 / アレーロ三軒茶屋 / / １名 / 佐藤工業 / PHOTO 現場状況 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2018-07-18_07-50-51_000.jpg</text:p>
          </table:table-cell>
          <table:table-cell office:value-type="string">
            <text:p>:m 東和 180718 / 三軒茶屋 / アレーロ三軒茶屋 / 新規用紙、KY用紙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2018-07-18_07-51-02_000.jpg</text:p>
          </table:table-cell>
          <table:table-cell office:value-type="string">
            <text:p>:m 東和 180718 / 三軒茶屋 / アレーロ三軒茶屋 / 新規用紙、KY用紙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2018-07-18_17-48-42_000.jpg</text:p>
          </table:table-cell>
          <table:table-cell office:value-type="string">
            <text:p>:m 東和 180718 / 日報 / 三軒茶屋 / アレーロ三軒茶屋 / １名 / 佐藤工業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8-07-18_20-43-06_000.jpg</text:p>
          </table:table-cell>
          <table:table-cell table:style-name="ce3" office:value-type="string">
            <text:p>:m 食べた物</text:p>
          </table:table-cell>
        </table:table-row>
        <table:table-row table:style-name="ro10">
          <table:table-cell office:value-type="float" office:value="77">
            <text:p>77</text:p>
          </table:table-cell>
          <table:table-cell office:value-type="string">
            <text:p>2018-07-19_07-50-04_000.jpg</text:p>
          </table:table-cell>
          <table:table-cell office:value-type="string">
            <text:p>:m 記録 / ペガスス　仕事、記録 / 切符、日付</text:p>
          </table:table-cell>
        </table:table-row>
        <table:table-row table:style-name="ro10">
          <table:table-cell office:value-type="float" office:value="78">
            <text:p>78</text:p>
          </table:table-cell>
          <table:table-cell office:value-type="string">
            <text:p>2018-07-19_07-50-08_000.jpg</text:p>
          </table:table-cell>
          <table:table-cell office:value-type="string">
            <text:p>:m 記録 / ペガスス　仕事、記録 / 切符、日付</text:p>
          </table:table-cell>
        </table:table-row>
        <table:table-row table:style-name="ro10">
          <table:table-cell office:value-type="float" office:value="79">
            <text:p>79</text:p>
          </table:table-cell>
          <table:table-cell office:value-type="string">
            <text:p>2018-07-20_10-21-30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0">
            <text:p>80</text:p>
          </table:table-cell>
          <table:table-cell office:value-type="string">
            <text:p>2018-07-20_10-22-49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1">
            <text:p>81</text:p>
          </table:table-cell>
          <table:table-cell office:value-type="string">
            <text:p>2018-07-20_10-23-5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2">
            <text:p>82</text:p>
          </table:table-cell>
          <table:table-cell office:value-type="string">
            <text:p>2018-07-20_10-24-36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3">
            <text:p>83</text:p>
          </table:table-cell>
          <table:table-cell office:value-type="string">
            <text:p>2018-07-20_10-25-19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4">
            <text:p>84</text:p>
          </table:table-cell>
          <table:table-cell office:value-type="string">
            <text:p>2018-07-20_10-25-48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5">
            <text:p>85</text:p>
          </table:table-cell>
          <table:table-cell office:value-type="string">
            <text:p>2018-07-20_10-26-24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6">
            <text:p>86</text:p>
          </table:table-cell>
          <table:table-cell office:value-type="string">
            <text:p>2018-07-20_10-27-0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7">
            <text:p>87</text:p>
          </table:table-cell>
          <table:table-cell office:value-type="string">
            <text:p>2018-07-20_10-27-39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8">
            <text:p>88</text:p>
          </table:table-cell>
          <table:table-cell office:value-type="string">
            <text:p>2018-07-20_10-28-1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89">
            <text:p>89</text:p>
          </table:table-cell>
          <table:table-cell office:value-type="string">
            <text:p>2018-07-20_10-28-57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90">
            <text:p>90</text:p>
          </table:table-cell>
          <table:table-cell office:value-type="string">
            <text:p>2018-07-20_10-29-39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91">
            <text:p>91</text:p>
          </table:table-cell>
          <table:table-cell office:value-type="string">
            <text:p>2018-07-20_10-30-18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92">
            <text:p>92</text:p>
          </table:table-cell>
          <table:table-cell office:value-type="string">
            <text:p>2018-07-20_10-30-48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93">
            <text:p>93</text:p>
          </table:table-cell>
          <table:table-cell office:value-type="string">
            <text:p>2018-07-20_10-31-17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94">
            <text:p>94</text:p>
          </table:table-cell>
          <table:table-cell office:value-type="string">
            <text:p>2018-07-20_10-31-5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95">
            <text:p>95</text:p>
          </table:table-cell>
          <table:table-cell office:value-type="string">
            <text:p>2018-07-20_10-32-21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10">
          <table:table-cell office:value-type="float" office:value="96">
            <text:p>96</text:p>
          </table:table-cell>
          <table:table-cell office:value-type="string">
            <text:p>2018-07-20_10-32-58_000.jpg</text:p>
          </table:table-cell>
          <table:table-cell office:value-type="string">
            <text:p>:m 記録 / ペガスス　仕事、記録 / 雲、移り変わり</text:p>
          </table:table-cell>
        </table:table-row>
        <table:table-row table:style-name="ro9">
          <table:table-cell office:value-type="float" office:value="97">
            <text:p>97</text:p>
          </table:table-cell>
          <table:table-cell office:value-type="string">
            <text:p>2018-07-20_10-55-04_000.jpg</text:p>
          </table:table-cell>
          <table:table-cell office:value-type="string">
            <text:p>:m 記録 / ペガスス　仕事、記録 / 蜂の巣か？、庇、プレハブ家屋</text:p>
          </table:table-cell>
        </table:table-row>
        <table:table-row table:style-name="ro9">
          <table:table-cell office:value-type="float" office:value="98">
            <text:p>98</text:p>
          </table:table-cell>
          <table:table-cell office:value-type="string">
            <text:p>2018-07-20_10-55-26_000.jpg</text:p>
          </table:table-cell>
          <table:table-cell office:value-type="string">
            <text:p>:m 記録 / ペガスス　仕事、記録 / 蜂の巣か？、庇、プレハブ家屋</text:p>
          </table:table-cell>
        </table:table-row>
        <table:table-row table:style-name="ro10">
          <table:table-cell office:value-type="float" office:value="99">
            <text:p>99</text:p>
          </table:table-cell>
          <table:table-cell office:value-type="string">
            <text:p>2018-07-20_13-20-14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0">
            <text:p>100</text:p>
          </table:table-cell>
          <table:table-cell office:value-type="string">
            <text:p>2018-07-20_13-20-16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1">
            <text:p>101</text:p>
          </table:table-cell>
          <table:table-cell office:value-type="string">
            <text:p>2018-07-20_13-20-17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2">
            <text:p>102</text:p>
          </table:table-cell>
          <table:table-cell office:value-type="string">
            <text:p>2018-07-20_13-20-21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3">
            <text:p>103</text:p>
          </table:table-cell>
          <table:table-cell office:value-type="string">
            <text:p>2018-07-20_13-20-26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4">
            <text:p>104</text:p>
          </table:table-cell>
          <table:table-cell office:value-type="string">
            <text:p>2018-07-20_13-20-27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5">
            <text:p>105</text:p>
          </table:table-cell>
          <table:table-cell office:value-type="string">
            <text:p>2018-07-20_13-20-29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6">
            <text:p>106</text:p>
          </table:table-cell>
          <table:table-cell office:value-type="string">
            <text:p>2018-07-20_13-20-30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7">
            <text:p>107</text:p>
          </table:table-cell>
          <table:table-cell office:value-type="string">
            <text:p>2018-07-20_13-20-30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8">
            <text:p>108</text:p>
          </table:table-cell>
          <table:table-cell office:value-type="string">
            <text:p>2018-07-20_13-20-31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09">
            <text:p>109</text:p>
          </table:table-cell>
          <table:table-cell office:value-type="string">
            <text:p>2018-07-20_13-20-31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0">
            <text:p>110</text:p>
          </table:table-cell>
          <table:table-cell office:value-type="string">
            <text:p>2018-07-20_13-20-31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1">
            <text:p>111</text:p>
          </table:table-cell>
          <table:table-cell office:value-type="string">
            <text:p>2018-07-20_13-20-32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2">
            <text:p>112</text:p>
          </table:table-cell>
          <table:table-cell office:value-type="string">
            <text:p>2018-07-20_13-20-33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3">
            <text:p>113</text:p>
          </table:table-cell>
          <table:table-cell office:value-type="string">
            <text:p>2018-07-20_13-20-34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4">
            <text:p>114</text:p>
          </table:table-cell>
          <table:table-cell office:value-type="string">
            <text:p>2018-07-20_13-20-34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5">
            <text:p>115</text:p>
          </table:table-cell>
          <table:table-cell office:value-type="string">
            <text:p>2018-07-20_13-20-34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6">
            <text:p>116</text:p>
          </table:table-cell>
          <table:table-cell office:value-type="string">
            <text:p>2018-07-20_13-20-34_003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7">
            <text:p>117</text:p>
          </table:table-cell>
          <table:table-cell office:value-type="string">
            <text:p>2018-07-20_13-20-34_004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8">
            <text:p>118</text:p>
          </table:table-cell>
          <table:table-cell office:value-type="string">
            <text:p>2018-07-20_13-20-34_005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19">
            <text:p>119</text:p>
          </table:table-cell>
          <table:table-cell office:value-type="string">
            <text:p>2018-07-20_13-20-34_006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0">
            <text:p>120</text:p>
          </table:table-cell>
          <table:table-cell office:value-type="string">
            <text:p>2018-07-20_13-20-34_007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1">
            <text:p>121</text:p>
          </table:table-cell>
          <table:table-cell office:value-type="string">
            <text:p>2018-07-20_13-20-34_008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2">
            <text:p>122</text:p>
          </table:table-cell>
          <table:table-cell office:value-type="string">
            <text:p>2018-07-20_13-20-34_009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3">
            <text:p>123</text:p>
          </table:table-cell>
          <table:table-cell office:value-type="string">
            <text:p>2018-07-20_13-20-35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4">
            <text:p>124</text:p>
          </table:table-cell>
          <table:table-cell office:value-type="string">
            <text:p>2018-07-20_13-20-35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5">
            <text:p>125</text:p>
          </table:table-cell>
          <table:table-cell office:value-type="string">
            <text:p>2018-07-20_13-20-35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6">
            <text:p>126</text:p>
          </table:table-cell>
          <table:table-cell office:value-type="string">
            <text:p>2018-07-20_13-20-35_003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7">
            <text:p>127</text:p>
          </table:table-cell>
          <table:table-cell office:value-type="string">
            <text:p>2018-07-20_13-20-49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8">
            <text:p>128</text:p>
          </table:table-cell>
          <table:table-cell office:value-type="string">
            <text:p>2018-07-20_13-20-49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29">
            <text:p>129</text:p>
          </table:table-cell>
          <table:table-cell office:value-type="string">
            <text:p>2018-07-20_13-20-50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0">
            <text:p>130</text:p>
          </table:table-cell>
          <table:table-cell office:value-type="string">
            <text:p>2018-07-20_13-20-50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1">
            <text:p>131</text:p>
          </table:table-cell>
          <table:table-cell office:value-type="string">
            <text:p>2018-07-20_13-20-50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2">
            <text:p>132</text:p>
          </table:table-cell>
          <table:table-cell office:value-type="string">
            <text:p>2018-07-20_13-20-50_003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3">
            <text:p>133</text:p>
          </table:table-cell>
          <table:table-cell office:value-type="string">
            <text:p>2018-07-20_13-20-50_004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4">
            <text:p>134</text:p>
          </table:table-cell>
          <table:table-cell office:value-type="string">
            <text:p>2018-07-20_13-20-50_005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5">
            <text:p>135</text:p>
          </table:table-cell>
          <table:table-cell office:value-type="string">
            <text:p>2018-07-20_13-20-50_006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6">
            <text:p>136</text:p>
          </table:table-cell>
          <table:table-cell office:value-type="string">
            <text:p>2018-07-20_13-20-50_007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7">
            <text:p>137</text:p>
          </table:table-cell>
          <table:table-cell office:value-type="string">
            <text:p>2018-07-20_13-20-50_008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8">
            <text:p>138</text:p>
          </table:table-cell>
          <table:table-cell office:value-type="string">
            <text:p>2018-07-20_13-20-50_009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39">
            <text:p>139</text:p>
          </table:table-cell>
          <table:table-cell office:value-type="string">
            <text:p>2018-07-20_13-20-51_000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40">
            <text:p>140</text:p>
          </table:table-cell>
          <table:table-cell office:value-type="string">
            <text:p>2018-07-20_13-20-51_001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41">
            <text:p>141</text:p>
          </table:table-cell>
          <table:table-cell office:value-type="string">
            <text:p>2018-07-20_13-20-51_002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42">
            <text:p>142</text:p>
          </table:table-cell>
          <table:table-cell office:value-type="string">
            <text:p>2018-07-20_13-20-51_003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43">
            <text:p>143</text:p>
          </table:table-cell>
          <table:table-cell office:value-type="string">
            <text:p>2018-07-20_13-20-51_004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44">
            <text:p>144</text:p>
          </table:table-cell>
          <table:table-cell office:value-type="string">
            <text:p>2018-07-20_13-20-51_005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45">
            <text:p>145</text:p>
          </table:table-cell>
          <table:table-cell office:value-type="string">
            <text:p>2018-07-20_13-20-51_006.jpg</text:p>
          </table:table-cell>
          <table:table-cell office:value-type="string">
            <text:p>:m 記録 / ペガスス　仕事、記録 / 本屋（ほんおく）</text:p>
          </table:table-cell>
        </table:table-row>
        <table:table-row table:style-name="ro10">
          <table:table-cell office:value-type="float" office:value="146">
            <text:p>146</text:p>
          </table:table-cell>
          <table:table-cell office:value-type="string">
            <text:p>2018-07-20_13-43-50_000.jpg</text:p>
          </table:table-cell>
          <table:table-cell office:value-type="string">
            <text:p>:m 記録 / ペガスス　仕事、記録 / 紹介のパネル</text:p>
          </table:table-cell>
        </table:table-row>
        <table:table-row table:style-name="ro10">
          <table:table-cell office:value-type="float" office:value="147">
            <text:p>147</text:p>
          </table:table-cell>
          <table:table-cell office:value-type="string">
            <text:p>2018-07-20_13-44-02_000.jpg</text:p>
          </table:table-cell>
          <table:table-cell office:value-type="string">
            <text:p>:m 記録 / ペガスス　仕事、記録 / 紹介のパネル</text:p>
          </table:table-cell>
        </table:table-row>
        <table:table-row table:style-name="ro10">
          <table:table-cell office:value-type="float" office:value="148">
            <text:p>148</text:p>
          </table:table-cell>
          <table:table-cell office:value-type="string">
            <text:p>2018-07-20_15-27-45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49">
            <text:p>149</text:p>
          </table:table-cell>
          <table:table-cell office:value-type="string">
            <text:p>2018-07-20_15-27-48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50">
            <text:p>150</text:p>
          </table:table-cell>
          <table:table-cell office:value-type="string">
            <text:p>2018-07-20_15-27-54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51">
            <text:p>151</text:p>
          </table:table-cell>
          <table:table-cell office:value-type="string">
            <text:p>2018-07-20_15-27-57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52">
            <text:p>152</text:p>
          </table:table-cell>
          <table:table-cell office:value-type="string">
            <text:p>2018-07-20_15-28-01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53">
            <text:p>153</text:p>
          </table:table-cell>
          <table:table-cell office:value-type="string">
            <text:p>2018-07-20_15-28-08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54">
            <text:p>154</text:p>
          </table:table-cell>
          <table:table-cell office:value-type="string">
            <text:p>2018-07-20_15-28-12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55">
            <text:p>155</text:p>
          </table:table-cell>
          <table:table-cell office:value-type="string">
            <text:p>2018-07-20_15-28-17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56">
            <text:p>156</text:p>
          </table:table-cell>
          <table:table-cell office:value-type="string">
            <text:p>2018-07-20_15-28-22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10">
          <table:table-cell office:value-type="float" office:value="157">
            <text:p>157</text:p>
          </table:table-cell>
          <table:table-cell office:value-type="string">
            <text:p>2018-07-20_15-28-23_000.jpg</text:p>
          </table:table-cell>
          <table:table-cell office:value-type="string">
            <text:p>:m 記録 / ペガスス　仕事、記録 / 松田駅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2018-07-20_16-52-45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2018-07-20_16-52-46_000.jpg</text:p>
          </table:table-cell>
          <table:table-cell table:style-name="ce3" office:value-type="string">
            <text:p>-*</text:p>
          </table:table-cell>
        </table:table-row>
        <table:table-row table:style-name="ro11">
          <table:table-cell office:value-type="float" office:value="160">
            <text:p>160</text:p>
          </table:table-cell>
          <table:table-cell office:value-type="string">
            <text:p>2018-07-20_16-52-47_000.jpg</text:p>
          </table:table-cell>
          <table:table-cell office:value-type="string">
            <text:p>:m Other / <text:s/>ペガスス / メモ / 今後の予定、スケジュール</text:p>
          </table:table-cell>
        </table:table-row>
        <table:table-row table:style-name="ro10">
          <table:table-cell office:value-type="float" office:value="161">
            <text:p>161</text:p>
          </table:table-cell>
          <table:table-cell office:value-type="string">
            <text:p>2018-07-20_16-52-55_000.jpg</text:p>
          </table:table-cell>
          <table:table-cell office:value-type="string">
            <text:p>:PHOTO 面白いもの / @自室 / 偶然の写真 </text:p>
          </table:table-cell>
        </table:table-row>
        <table:table-row table:style-name="ro4">
          <table:table-cell office:value-type="float" office:value="162">
            <text:p>162</text:p>
          </table:table-cell>
          <table:table-cell table:style-name="Default" office:value-type="string">
            <text:p>2018-07-20_18-06-57_000.jpg</text:p>
          </table:table-cell>
          <table:table-cell table:style-name="ce3" office:value-type="string">
            <text:p>:bookmemo / 読んだ本 / 『双極性障害』 / 著者=加藤忠史</text:p>
          </table:table-cell>
        </table:table-row>
        <table:table-row table:style-name="ro6">
          <table:table-cell office:value-type="float" office:value="163">
            <text:p>163</text:p>
          </table:table-cell>
          <table:table-cell table:style-name="Default" office:value-type="string">
            <text:p>2018-07-20_18-17-11_000.jpg</text:p>
          </table:table-cell>
          <table:table-cell table:style-name="ce3" office:value-type="string">
            <text:p>:bookmemo / 読んだ本 / 『自然観察』 / 著者=</text:p>
          </table:table-cell>
        </table:table-row>
        <table:table-row table:style-name="ro9">
          <table:table-cell office:value-type="float" office:value="164">
            <text:p>164</text:p>
          </table:table-cell>
          <table:table-cell table:style-name="Default" office:value-type="string">
            <text:p>2018-07-20_18-43-25_000.jpg</text:p>
          </table:table-cell>
          <table:table-cell office:value-type="string">
            <text:p>:PHOTO 記録 / PC画面 / 画面表示、不具合 / 横縞が入る</text:p>
          </table:table-cell>
        </table:table-row>
        <table:table-row table:style-name="ro9">
          <table:table-cell office:value-type="float" office:value="165">
            <text:p>165</text:p>
          </table:table-cell>
          <table:table-cell table:style-name="Default" office:value-type="string">
            <text:p>2018-07-20_18-43-26_000.jpg</text:p>
          </table:table-cell>
          <table:table-cell office:value-type="string">
            <text:p>:PHOTO 記録 / PC画面 / 画面表示、不具合 / 横縞が入る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style-name="Default" office:value-type="string">
            <text:p>2018-07-20_20-13-47_000.jpg</text:p>
          </table:table-cell>
          <table:table-cell table:style-name="ce3" office:value-type="string">
            <text:p>:m 食べた物</text:p>
          </table:table-cell>
        </table:table-row>
        <table:table-row table:style-name="ro1" table:number-rows-repeated="9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>
            <text:p>blank</text:p>
          </table:table-cell>
          <table:table-cell table:style-name="ce2" table:formula="of:=COUNTBLANK([.C2:.C167]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-*</text:p>
          </table:table-cell>
          <table:table-cell table:style-name="ce2" table:formula="of:=COUNTIF([.$C$2:.C167];&quot;-\*&quot;)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total</text:p>
          </table:table-cell>
          <table:table-cell table:style-name="ce2" table:formula="of:=COUNTA([.B2:.B167])" office:value-type="float" office:value="166">
            <text:p>166</text:p>
          </table:table-cell>
        </table:table-row>
      </table:table>
      <table:database-ranges>
        <table:database-range table:target-range-address="Sheet1.B30:Sheet1.B67">
          <table:sort>
            <table:sort-by table:field-number="0" table:order="descending" table:data-type="automatic"/>
          </table:sort>
        </table:database-range>
        <table:database-range table:name="data" table:target-range-address="Sheet1.C30:Sheet1.C50" table:on-update-keep-styles="true" table:on-update-keep-size="false"/>
        <table:database-range table:name="data_all" table:target-range-address="Sheet1.A2:Sheet1.A2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018/07/21</text:date>, <text:time>10:5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1T10:56:04.87</dc:date>
    <dc:creator>iwabuchi ken</dc:creator>
    <meta:editing-duration>P2DT21H20M28S</meta:editing-duration>
    <meta:editing-cycles>1273</meta:editing-cycles>
    <meta:document-statistic meta:table-count="1" meta:cell-count="507" meta:object-count="0"/>
  </office:meta>
</office:document-meta>
</file>